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/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  <table:table-cell table:style-name="ce2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UVIDORI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2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2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SINDEC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office:value-type="string" calcext:value-type="string">
            <text:p>PHP</text:p>
          </table:table-cell>
        </table:table-row>
        <table:table-row table:style-name="ro3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19/05/20</text:p>
          </table:table-cell>
          <table:table-cell table:style-name="ce24" office:value-type="string" calcext:value-type="string">
            <text:p>https://gitlab.mj.gov.br/cgsis/sindec</text:p>
          </table:table-cell>
        </table:table-row>
        <table:table-row table:style-name="ro1">
          <table:table-cell table:style-name="ce12" office:value-type="string" calcext:value-type="string">
            <text:p>   PORTAL - MJ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2" office:value-type="string" calcext:value-type="string">
            <text:p>   TESTE</text:p>
          </table:table-cell>
          <table:table-cell table:style-name="ce12" office:value-type="string" calcext:value-type="string">
            <text:p>5 dias</text:p>
          </table:table-cell>
          <table:table-cell table:style-name="ce20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RECALL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G-DRCI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CAU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6/06/2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6/06/20</text:p>
          </table:table-cell>
          <table:table-cell office:value-type="string" calcext:value-type="string">
            <text:p>http://git.mj.gov.br/STEFANINI/MJ-CGAE-SICAU-CGL-2017</text:p>
          </table:table-cell>
        </table:table-row>
        <table:table-row table:style-name="ro1">
          <table:table-cell table:style-name="ce11" office:value-type="string" calcext:value-type="string">
            <text:p>   SICAU ADMIN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23/06/2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9" office:value-type="string" calcext:value-type="string">
            <text:p>Ter 23/06/20</text:p>
          </table:table-cell>
          <table:table-cell office:value-type="string" calcext:value-type="string">
            <text:p>http://git.mj.gov.br/STEFANINI/MJ-CGMA-SICAU-ADMIN-2015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01:11.924101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5-14T18:30:08.108054641</dc:date>
    <meta:editing-duration>P3DT15H2M29S</meta:editing-duration>
    <meta:editing-cycles>15</meta:editing-cycles>
    <meta:generator>LibreOffice/6.0.7.3$Linux_X86_64 LibreOffice_project/00m0$Build-3</meta:generator>
    <meta:document-statistic meta:table-count="1" meta:cell-count="211" meta:object-count="0"/>
  </office:meta>
</office:document-meta>
</file>